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ource Sans Pro Semibold" svg:font-family="'Source Sans Pro Semibold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58b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officeooo:rsid="001058b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1058bb" officeooo:paragraph-rsid="001058b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058bb" officeooo:paragraph-rsid="001058b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211f6" officeooo:paragraph-rsid="001211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1058bb" officeooo:paragraph-rsid="001058b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211f6" officeooo:paragraph-rsid="001211f6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/>
      <style:text-properties style:font-name="Arial" fo:font-size="12pt" fo:font-weight="bold" officeooo:rsid="0011f0a4" officeooo:paragraph-rsid="0011f0a4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variant="normal" fo:text-transform="none" fo:color="#212121" style:font-name="Arial" fo:font-size="20pt" fo:letter-spacing="normal" fo:language="en" fo:country="US" fo:font-style="normal" fo:font-weight="bold" officeooo:rsid="001058bb" style:font-size-asian="20pt" style:font-weight-asian="bold" style:font-size-complex="20pt" style:font-weight-complex="bold"/>
    </style:style>
    <style:style style:name="P10" style:family="paragraph" style:parent-style-name="midnightblue_7e_LT_7e_Gliederung_20_1">
      <style:paragraph-properties fo:line-height="150%" fo:text-align="start" style:justify-single-word="false"/>
      <style:text-properties fo:color="#000000" style:font-name="Arial" fo:font-size="12pt" fo:font-weight="bold" officeooo:rsid="001211f6" officeooo:paragraph-rsid="001211f6" style:font-size-asian="12pt" style:font-weight-asian="bold" style:font-size-complex="12pt" style:font-weight-complex="bold"/>
    </style:style>
    <style:style style:name="T1" style:family="text">
      <style:text-properties officeooo:rsid="0011f0a4"/>
    </style:style>
    <style:style style:name="T2" style:family="text">
      <style:text-properties style:font-name="Source Sans Pro Semi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variant="normal" fo:text-transform="none" fo:color="#212121" fo:letter-spacing="normal" fo:language="en" fo:country="US" fo:font-style="normal" fo:font-weight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últiplos Núcleos</text:p>
      <text:p text:style-name="P9"><text:bookmark text:name="tw-target-text"/>Multiple Cores</text:p>
      <text:p text:style-name="P1"/>
      <text:p text:style-name="P1"/>
      <text:p text:style-name="P1"/>
      <text:p text:style-name="P6">Melo, Gustavo Henrique</text:p>
      <text:p text:style-name="P3">Graduando em Ciência da Computação – IFSuldeMinas - Muzambinho</text:p>
      <text:p text:style-name="P6">Melo, Marcelo <text:span text:style-name="T1">Júnior</text:span></text:p>
      <text:p text:style-name="P3">Graduando em Ciência da Computação – IFSuldeMinas – Muzambinho</text:p>
      <text:p text:style-name="P6">Vilhena, Perses de</text:p>
      <text:p text:style-name="P3">Graduando em Ciência da Computação – IFSuldeMinas – Muzambinho</text:p>
      <text:p text:style-name="P3"/>
      <text:p text:style-name="P3"/>
      <text:p text:style-name="P3"/>
      <text:p text:style-name="P4"/>
      <text:p text:style-name="P8">RESUMO. <text:span text:style-name="T3">Multinúcleo (múltiplos núcleos, do inglês multicore) consiste em colocar dois ou mais núcleos de processamento (cores) no interior de um único chip. Em processadores de múltiplos núcleos o sistema operacional trata cada um desses núcleos como um processador diferente. Na maioria dos casos, cada unidade possui seu próprio cache e pode processar várias instruções quase simultaneamente. </text:span></text:p>
      <text:p text:style-name="P10"/>
      <text:p text:style-name="P10">ABSTRACT. <text:bookmark text:name="tw-target-text2"/><text:span text:style-name="T4">Multicore consists of placing two or more processing cores within a single chip. In multicore processors the operating system treats each core as a separate processor. In most cases, each unit has its own cache and can process multiple instructions almost simultaneously.</text:span></text:p>
      <text:p text:style-name="P10"/>
      <text:p text:style-name="P7">1 – INTRODUÇÃO</text:p>
      <text:p text:style-name="P7"/>
      <text:p text:style-name="P5">Desde a última década, a evolução dos processadores acontece de forma surpreendente. Isto se deve principalmente ao aumento na densidade de integração de transistores em áreas cada vez menores. Neste nível de integração, é necessário explorar técnicas de paralelismo para efetivamente utilizar ao máximo o desempenho dos processadores. <text:span text:style-name="T5">Pipeline, superescalaridade, multithreading</text:span>, são algumas técnicas aplicadas a exploração de paralelismo para aumento de desempenho. Pipeline superescalar, aplica o processamento das instruções divididos em estágios, possibilitando a execução de mais de uma instrução por ciclo, e para isso, aumenta o número de unidades funcionais e <text:soft-page-break/>técnicas para solucionar falsas dependências entre instruções. Os processadores superescalares são capazes de aumentar o desempenho na execução de cargas de trabalho com alto paralelismo no nível de instruções. O suporte a múltiplas threads foca a exploração de paralelismo de maior granularidade, explorando o paralelismo além do nível de instruções, mas também no nível de fluxo de instruções (threads). Isto aumenta a vazão de threads (possibilitando que mais de uma thread possa ser executada ao mesmo tempo) diferente da superescalaridade onde a vazão é de instruções de uma única thread.</text:p>
      <text:p text:style-name="P5"/>
      <text:p text:style-name="P5">2. Arquitetura Multico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ource Sans Pro Semibold" svg:font-family="'Source Sans Pro Semibold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homa" style:font-family-asian="Tahoma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homa" style:font-family-asian="Tahoma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3:19:10.059000000</meta:creation-date>
    <dc:date>2016-02-16T15:04:23.636000000</dc:date>
    <meta:editing-duration>PT44M22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13" meta:word-count="323" meta:character-count="2254" meta:non-whitespace-character-count="1936"/>
  </office:meta>
</office:document-meta>
</file>